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1cm"/>
      <style:paragraph-properties style:writing-mode="lr-tb"/>
    </style:style>
    <style:style style:name="pr5" style:family="presentation" style:parent-style-name="Alizarin-outline1">
      <style:graphic-properties fo:min-height="12.75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98cm" fo:text-indent="0cm" style:text-autospace="ideograph-alpha" style:punctuation-wrap="hanging"/>
      <style:text-properties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3pt" style:font-size-asian="16pt" style:font-size-complex="16pt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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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 presentation:user-transformed="true">
          <draw:text-box>
            <text:p>Writing functions in ARM assembly</text:p>
          </draw:text-box>
        </draw:frame>
        <draw:frame presentation:style-name="pr2" draw:text-style-name="P2" draw:layer="layout" svg:width="25.492cm" svg:height="7.002cm" svg:x="1.499cm" svg:y="13.003cm" presentation:class="subtitle">
          <draw:text-box>
            <text:p><text:span text:style-name="T1">Prof. Charles W. K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 presentation:user-transformed="true">
          <draw:text-box>
            <text:p>Functions</text:p>
          </draw:text-box>
        </draw:frame>
        <draw:frame presentation:style-name="pr5" draw:text-style-name="P1" draw:layer="layout" svg:width="25.492cm" svg:height="13.004cm" svg:x="0.924cm" svg:y="5.284cm" presentation:class="outline" presentation:user-transformed="true">
          <draw:text-box>
            <text:list text:style-name="L3">
              <text:list-item>
                <text:p><text:s/>Calling functions</text:p>
              </text:list-item>
              <text:list-item>
                <text:p><text:s/>Conversion functions and Conversions.s file</text:p>
              </text:list-item>
              <text:list-item>
                <text:p><text:s/>Writing a function to convert Ft2Inches</text:p>
              </text:list-item>
              <text:list-item>
                <text:p><text:s/>Writing a function to convert F2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Function Ft2Inches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 text:style-name="P4"><text:s/>Function Ft2Inches</text:p>
                <text:list>
                  <text:list-item>
                    <text:p><text:span text:style-name="T2"><text:s/></text:span><text:span text:style-name="T2">Write </text:span>Ft2Inches function in Conversions.s </text:p>
                  </text:list-item>
                  <text:list-item>
                    <text:p><text:s/>Ft2Inches function</text:p>
                    <text:list>
                      <text:list-item>
                        <text:p>bl instruction</text:p>
                      </text:list-item>
                    </text:list>
                  </text:list-item>
                  <text:list-item>
                    <text:p><text:s/>Makefile</text:p>
                  </text:list-item>
                  <text:list-item>
                    <text:p><text:s/>Following execution with PC and LD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Function F2C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Function F2C </text:p>
                <text:list>
                  <text:list-item>
                    <text:p><text:span text:style-name="T2"><text:s/></text:span><text:span text:style-name="T2">Write <text:s/>F2C </text:span>function in Conversions.s </text:p>
                  </text:list-item>
                  <text:list-item>
                    <text:p><text:s/>F2C function</text:p>
                  </text:list-item>
                  <text:list-item>
                    <text:p><text:s/>Makefile</text:p>
                  </text:list-item>
                  <text:list-item>
                    <text:p><text:s/>Error in the program</text:p>
                  </text:list-item>
                  <text:list-item>
                    <text:p><text:s/>Following execution with PC and LDR to debug the program</text:p>
                    <text:list>
                      <text:list-item>
                        <text:p>The purpose of debugging is for the program to tell you what the computer understands is happening. <text:s/>Do not believe that you know what the program <text:span text:style-name="T3">SHOULD</text:span><text:span text:style-name="T4"> </text:span><text:span text:style-name="T5">do. <text:s/>If the program doesn’t do what you expect, it is your problem. <text:s/></text:span><text:span text:style-name="T3">YOU</text:span><text:span text:style-name="T5"> are wrong, not the computer.</text:span></text:p>
                      </text:list-item>
                      <text:list-item>
                        <text:p><text:span text:style-name="T5">Test your assumptions (known and unkown). <text:s/>Let the computer tell <text:s/>you what it think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>
          <draw:text-box>
            <text:p>Program Stack</text:p>
          </draw:text-box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/>C names for static variables</text:p>
                <text:list>
                  <text:list-item>
                    <text:p>Static <text:tab/><text:tab/><text:tab/>: Variable declared in .data segment</text:p>
                  </text:list-item>
                  <text:list-item>
                    <text:p><text:s/>External <text:tab/><text:tab/>: Variable used but not declared in the .data segment (.global by default)</text:p>
                  </text:list-item>
                  <text:list-item>
                    <text:p><text:s/>Static External<text:tab/>: Variable is declared as .global and in .data segment</text:p>
                  </text:list-item>
                </text:list>
              </text:list-item>
              <text:list-item>
                <text:p><text:s/>Static (data) area types</text:p>
                <text:list>
                  <text:list-item>
                    <text:p><text:s/>bss – block symbol storage (initialized to 0)</text:p>
                  </text:list-item>
                  <text:list-item>
                    <text:p><text:s/>data – initialized static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Looking at the object file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<text:s/>Recompile and link without the -g (debug) option </text:p>
              </text:list-item>
              <text:list-item>
                <text:p><text:s/>objdump F2C.o -d <text:s/>is objdump_1 </text:p>
                <text:list>
                  <text:list-item>
                    <text:p><text:s/>Dump of assembly code</text:p>
                  </text:list-item>
                </text:list>
              </text:list-item>
              <text:list-item>
                <text:p><text:s/>objdump F2C.o -r is objdump_2</text:p>
                <text:list>
                  <text:list-item>
                    <text:p><text:s/>Dump of the relocation infor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objdump_1</text:p>
          </draw:text-box>
        </draw:frame>
        <draw:frame draw:style-name="gr2" draw:text-style-name="P6" draw:layer="layout" svg:width="17.018cm" svg:height="15.009cm" svg:x="2.689cm" svg:y="3.81cm">
          <draw:text-box>
            <text:p><text:span text:style-name="T6">F2C.o: <text:s text:c="4"/>file format elf32-littlearm</text:span></text:p>
            <text:p/>
            <text:p><text:span text:style-name="T6">Disassembly of section .text:</text:span></text:p>
            <text:p/>
            <text:p><text:span text:style-name="T6">00000000 &lt;main&gt;:</text:span></text:p>
            <text:p><text:span text:style-name="T6"><text:s text:c="3"/></text:span><text:span text:style-name="T6">0:</text:span><text:span text:style-name="T6"><text:tab/></text:span><text:span text:style-name="T6">e24dd004 </text:span><text:span text:style-name="T6"><text:tab/></text:span><text:span text:style-name="T6">sub</text:span><text:span text:style-name="T6"><text:tab/></text:span><text:span text:style-name="T6">sp, sp, #4</text:span></text:p>
            <text:p><text:span text:style-name="T6"><text:s text:c="3"/></text:span><text:span text:style-name="T6">4:</text:span><text:span text:style-name="T6"><text:tab/></text:span><text:span text:style-name="T6">e58de000 </text:span><text:span text:style-name="T6"><text:tab/></text:span><text:span text:style-name="T6">str</text:span><text:span text:style-name="T6"><text:tab/></text:span><text:span text:style-name="T6">lr, [sp]</text:span></text:p>
            <text:p><text:span text:style-name="T6"><text:s text:c="3"/></text:span><text:span text:style-name="T6">8:</text:span><text:span text:style-name="T6"><text:tab/></text:span><text:span text:style-name="T6">e59f0034 </text:span><text:span text:style-name="T6"><text:tab/></text:span><text:span text:style-name="T6">ldr</text:span><text:span text:style-name="T6"><text:tab/></text:span><text:span text:style-name="T6">r0, [pc, #52]</text:span><text:span text:style-name="T6"><text:tab/></text:span><text:span text:style-name="T6">; 44 &lt;main+0x44&gt;</text:span></text:p>
            <text:p><text:span text:style-name="T6"><text:s text:c="3"/></text:span><text:span text:style-name="T6">c:</text:span><text:span text:style-name="T6"><text:tab/></text:span><text:span text:style-name="T6">ebfffffe </text:span><text:span text:style-name="T6"><text:tab/></text:span><text:span text:style-name="T6">bl</text:span><text:span text:style-name="T6"><text:tab/></text:span><text:span text:style-name="T6">0 &lt;printf&gt;</text:span></text:p>
            <text:p><text:span text:style-name="T6"><text:s text:c="2"/></text:span><text:span text:style-name="T6">10:</text:span><text:span text:style-name="T6"><text:tab/></text:span><text:span text:style-name="T6">e59f0030 </text:span><text:span text:style-name="T6"><text:tab/></text:span><text:span text:style-name="T6">ldr</text:span><text:span text:style-name="T6"><text:tab/></text:span><text:span text:style-name="T6">r0, [pc, #48]</text:span><text:span text:style-name="T6"><text:tab/></text:span><text:span text:style-name="T6">; 48 &lt;main+0x48&gt;</text:span></text:p>
            <text:p><text:span text:style-name="T6"><text:s text:c="2"/></text:span><text:span text:style-name="T6">14:</text:span><text:span text:style-name="T6"><text:tab/></text:span><text:span text:style-name="T6">e24dd004 </text:span><text:span text:style-name="T6"><text:tab/></text:span><text:span text:style-name="T6">sub</text:span><text:span text:style-name="T6"><text:tab/></text:span><text:span text:style-name="T6">sp, sp, #4</text:span></text:p>
            <text:p><text:span text:style-name="T6"><text:s text:c="2"/></text:span><text:span text:style-name="T6">18:</text:span><text:span text:style-name="T6"><text:tab/></text:span><text:span text:style-name="T6">e1a0100d </text:span><text:span text:style-name="T6"><text:tab/></text:span><text:span text:style-name="T6">mov</text:span><text:span text:style-name="T6"><text:tab/></text:span><text:span text:style-name="T6">r1, sp</text:span></text:p>
            <text:p><text:span text:style-name="T6"><text:s text:c="2"/></text:span><text:span text:style-name="T6">1c:</text:span><text:span text:style-name="T6"><text:tab/></text:span><text:span text:style-name="T6">ebfffffe </text:span><text:span text:style-name="T6"><text:tab/></text:span><text:span text:style-name="T6">bl</text:span><text:span text:style-name="T6"><text:tab/></text:span><text:span text:style-name="T6">0 &lt;scanf&gt;</text:span></text:p>
            <text:p><text:span text:style-name="T6"><text:s text:c="2"/></text:span><text:span text:style-name="T6">20:</text:span><text:span text:style-name="T6"><text:tab/></text:span><text:span text:style-name="T6">e59d0000 </text:span><text:span text:style-name="T6"><text:tab/></text:span><text:span text:style-name="T6">ldr</text:span><text:span text:style-name="T6"><text:tab/></text:span><text:span text:style-name="T6">r0, [sp]</text:span></text:p>
            <text:p><text:span text:style-name="T6"><text:s text:c="2"/></text:span><text:span text:style-name="T6">24:</text:span><text:span text:style-name="T6"><text:tab/></text:span><text:span text:style-name="T6">e28dd004 </text:span><text:span text:style-name="T6"><text:tab/></text:span><text:span text:style-name="T6">add</text:span><text:span text:style-name="T6"><text:tab/></text:span><text:span text:style-name="T6">sp, sp, #4</text:span></text:p>
            <text:p><text:span text:style-name="T6"><text:s text:c="2"/></text:span><text:span text:style-name="T6">28:</text:span><text:span text:style-name="T6"><text:tab/></text:span><text:span text:style-name="T6">ebfffffe </text:span><text:span text:style-name="T6"><text:tab/></text:span><text:span text:style-name="T6">bl</text:span><text:span text:style-name="T6"><text:tab/></text:span><text:span text:style-name="T6">0 &lt;F2C&gt;</text:span></text:p>
            <text:p><text:span text:style-name="T6"><text:s text:c="2"/></text:span><text:span text:style-name="T6">2c:</text:span><text:span text:style-name="T6"><text:tab/></text:span><text:span text:style-name="T6">e1a01000 </text:span><text:span text:style-name="T6"><text:tab/></text:span><text:span text:style-name="T6">mov</text:span><text:span text:style-name="T6"><text:tab/></text:span><text:span text:style-name="T6">r1, r0</text:span></text:p>
            <text:p><text:span text:style-name="T6"><text:s text:c="2"/></text:span><text:span text:style-name="T6">30:</text:span><text:span text:style-name="T6"><text:tab/></text:span><text:span text:style-name="T6">e59f0014 </text:span><text:span text:style-name="T6"><text:tab/></text:span><text:span text:style-name="T6">ldr</text:span><text:span text:style-name="T6"><text:tab/></text:span><text:span text:style-name="T6">r0, [pc, #20]</text:span><text:span text:style-name="T6"><text:tab/></text:span><text:span text:style-name="T6">; 4c &lt;main+0x4c&gt;</text:span></text:p>
            <text:p><text:span text:style-name="T6"><text:s text:c="2"/></text:span><text:span text:style-name="T6">34:</text:span><text:span text:style-name="T6"><text:tab/></text:span><text:span text:style-name="T6">ebfffffe </text:span><text:span text:style-name="T6"><text:tab/></text:span><text:span text:style-name="T6">bl</text:span><text:span text:style-name="T6"><text:tab/></text:span><text:span text:style-name="T6">0 &lt;printf&gt;</text:span></text:p>
            <text:p><text:span text:style-name="T6"><text:s text:c="2"/></text:span><text:span text:style-name="T6">38:</text:span><text:span text:style-name="T6"><text:tab/></text:span><text:span text:style-name="T6">e59de000 </text:span><text:span text:style-name="T6"><text:tab/></text:span><text:span text:style-name="T6">ldr</text:span><text:span text:style-name="T6"><text:tab/></text:span><text:span text:style-name="T6">lr, [sp]</text:span></text:p>
            <text:p><text:span text:style-name="T6"><text:s text:c="2"/></text:span><text:span text:style-name="T6">3c:</text:span><text:span text:style-name="T6"><text:tab/></text:span><text:span text:style-name="T6">e28dd004 </text:span><text:span text:style-name="T6"><text:tab/></text:span><text:span text:style-name="T6">add</text:span><text:span text:style-name="T6"><text:tab/></text:span><text:span text:style-name="T6">sp, sp, #4</text:span></text:p>
            <text:p><text:span text:style-name="T6"><text:s text:c="2"/></text:span><text:span text:style-name="T6">40:</text:span><text:span text:style-name="T6"><text:tab/></text:span><text:span text:style-name="T6">e1a0f00e </text:span><text:span text:style-name="T6"><text:tab/></text:span><text:span text:style-name="T6">mov</text:span><text:span text:style-name="T6"><text:tab/></text:span><text:span text:style-name="T6">pc, lr</text:span></text:p>
            <text:p><text:span text:style-name="T6"><text:s text:c="2"/></text:span><text:span text:style-name="T6">44:</text:span><text:span text:style-name="T6"><text:tab/></text:span><text:span text:style-name="T6">00000000 </text:span><text:span text:style-name="T6"><text:tab/></text:span><text:span text:style-name="T6">.word</text:span><text:span text:style-name="T6"><text:tab/></text:span><text:span text:style-name="T6">0x00000000</text:span></text:p>
            <text:p><text:span text:style-name="T6"><text:s text:c="2"/></text:span><text:span text:style-name="T6">48:</text:span><text:span text:style-name="T6"><text:tab/></text:span><text:span text:style-name="T6">0000003b </text:span><text:span text:style-name="T6"><text:tab/></text:span><text:span text:style-name="T6">.word</text:span><text:span text:style-name="T6"><text:tab/></text:span><text:span text:style-name="T6">0x0000003b</text:span></text:p>
            <text:p><text:span text:style-name="T6"><text:s text:c="2"/></text:span><text:span text:style-name="T6">4c:</text:span><text:span text:style-name="T6"><text:tab/></text:span><text:span text:style-name="T6">00000025 </text:span><text:span text:style-name="T6"><text:tab/></text:span><text:span text:style-name="T6">.word</text:span><text:span text:style-name="T6"><text:tab/></text:span><text:span text:style-name="T6">0x0000002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Notes on objdump_1</text:p>
          </draw:text-box>
        </draw:frame>
        <draw:frame presentation:style-name="pr5" draw:layer="layout" svg:width="25.492cm" svg:height="13.004cm" svg:x="0.999cm" svg:y="5.501cm" presentation:class="outline">
          <draw:text-box>
            <text:list text:style-name="L3">
              <text:list-item>
                <text:p><text:s/>The variables in the program are allocated in the .data section. </text:p>
              </text:list-item>
              <text:list-item>
                <text:p><text:s/>Variables are allocated as pointers immediately after the program code. <text:s/>This is so that the code only needs to be fixed up once for each variable in the linker.</text:p>
              </text:list-item>
              <text:list-item>
                <text:p>Typing of the variables is lost. <text:s/>There never (was/is/will be) typing of variables in assembly and machine code. <text:s/>Size is maintained, but no type.</text:p>
              </text:list-item>
              <text:list-item>
                <text:p>Type is determined by use in the progra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 presentation:user-transformed="true">
          <draw:text-box>
            <text:p>objdump_2 </text:p>
          </draw:text-box>
        </draw:frame>
        <draw:frame draw:style-name="gr3" draw:text-style-name="P6" draw:layer="layout" svg:width="23.114cm" svg:height="9.863cm" svg:x="3.048cm" svg:y="5.842cm">
          <draw:text-box>
            <text:p/>
            <text:p>F2C.o: <text:s text:c="4"/>file format elf32-littlearm</text:p>
            <text:p/>
            <text:p>RELOCATION RECORDS FOR [.text]:</text:p>
            <text:p>OFFSET <text:s text:c="2"/>TYPE <text:s text:c="13"/>VALUE </text:p>
            <text:p>0000000c R_ARM_CALL <text:s text:c="7"/>printf</text:p>
            <text:p>0000001c R_ARM_CALL <text:s text:c="7"/>scanf</text:p>
            <text:p>00000028 R_ARM_CALL <text:s text:c="7"/>F2C</text:p>
            <text:p>00000034 R_ARM_CALL <text:s text:c="7"/>printf</text:p>
            <text:p>00000044 R_ARM_ABS32 <text:s text:c="6"/>.data</text:p>
            <text:p>00000048 R_ARM_ABS32 <text:s text:c="6"/>.data</text:p>
            <text:p>0000004c R_ARM_ABS32 <text:s text:c="6"/>.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992cm" svg:height="2.501cm" svg:x="0.999cm" svg:y="1cm" presentation:class="title">
          <draw:text-box>
            <text:p>Notes on objdump_2</text:p>
          </draw:text-box>
        </draw:frame>
        <draw:frame presentation:style-name="pr5" draw:layer="layout" svg:width="25.492cm" svg:height="13.004cm" svg:x="0.999cm" svg:y="5.501cm" presentation:class="outline" presentation:user-transformed="true">
          <draw:text-box>
            <text:list text:style-name="L3">
              <text:list-item>
                <text:p><text:s/>Note that printf, scanf, and F2C are external. <text:s/>They have names that will be used in linking step to find their address, but they are not allocated space with linking this module. <text:s/>They will be in a R_ARM_CALL segment of the static region.</text:p>
                <text:list>
                  <text:list-item>
                    <text:p><text:s/>The printf function is used at addresses 0xc and 0x34. <text:s/>This is so that the lines of machine code can be found and fixed</text:p>
                  </text:list-item>
                  <text:list-item>
                    <text:p><text:s/>Likewise scanf is at 0x1C and F2C is at 0x28</text:p>
                  </text:list-item>
                </text:list>
              </text:list-item>
              <text:list-item>
                <text:p><text:s/>The data values are are static. <text:s/>They are allocated space, but are not named. They will be allocated as words (4 bytes) no types</text:p>
                <text:list>
                  <text:list-item>
                    <text:p>The addresses 0x44, 0x48, and 0x4C will be updated with these address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992cm" svg:height="2.501cm" svg:x="0.999cm" svg:y="1cm" presentation:class="title" presentation:placeholder="true">
          <draw:text-box/>
        </draw:frame>
        <draw:frame presentation:style-name="pr5" draw:text-style-name="P1" draw:layer="layout" svg:width="25.492cm" svg:height="13.004cm" svg:x="0.999cm" svg:y="5.501cm" presentation:class="outline">
          <draw:text-box>
            <text:list text:style-name="L3">
              <text:list-item>
                <text:p><text:span text:style-name="T7"><text:s/></text:span><text:span text:style-name="T7">objdump F2C -d - </text:span>Only the main – linker_01</text:p>
                <text:list>
                  <text:list-item>
                    <text:p><text:s/>The data and function calls have been given real links</text:p>
                  </text:list-item>
                  <text:list-item>
                    <text:p><text:s text:c="2"/>You can see the addresses to the functions from this command, but I dropped them off.</text:p>
                  </text:list-item>
                  <text:list-item>
                    <text:p><text:s/>Show objdump -x to show static external (make num1 global)</text:p>
                  </text:list-item>
                </text:list>
              </text:list-item>
              <text:list-item>
                <text:p><text:s/>readelf F2C -p .data – Note that the strings are allocated and stored here. <text:s/>- linker_02</text:p>
              </text:list-item>
              <text:list-item>
                <text:p><text:s/>objdump F2C -h – linker_03</text:p>
                <text:list>
                  <text:list-item>
                    <text:p>The .data area is at 0x21000. <text:s/>This is where all of our variables are located. <text:s/>Note that offsets from linker_02 correspond correct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>
        <text:list-style style:name="Alizarin-backgroundobjects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fo:hyphenate="fals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>
        <text:list-style style:name="Alizarin_5f_-backgroundobjects" style:display-name="Alizarin_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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fo:hyphenate="fals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bullet text:level="1" text:bullet-char="">
            <style:list-level-properties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">
            <style:list-level-properties text:space-before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">
            <style:list-level-properties text:space-before="1.6cm"/>
            <style:text-properties fo:font-family="OpenSymbol" style:font-style-name="Regular" style:font-charset="x-symbol" style:use-window-font-color="true" fo:font-size="45%"/>
          </text:list-level-style-bullet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 fo:hyphenate="false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1cm" fo:min-width="26.491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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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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5" draw:text-style-name="MP10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6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draw:frame presentation:style-name="Mpr10" draw:text-style-name="MP19" draw:layer="backgroundobjects" svg:width="6.498cm" svg:height="1.5cm" svg:x="20.993cm" svg:y="19.005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499cm" svg:y="19.005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5.992cm" svg:height="2.501cm" svg:x="0.999cm" svg:y="1cm" presentation:class="title" presentation:placeholder="true">
        <draw:text-box/>
      </draw:frame>
      <draw:frame presentation:style-name="Alizarin_5f_-outline1" draw:layer="backgroundobjects" svg:width="25.492cm" svg:height="13.004cm" svg:x="0.999cm" svg:y="5.501cm" presentation:class="outline" presentation:placeholder="true">
        <draw:text-box/>
      </draw:frame>
      <draw:frame presentation:style-name="Mpr19" draw:text-style-name="MP10" draw:layer="backgroundobjects" svg:width="6.498cm" svg:height="1.449cm" svg:x="20.993cm" svg:y="19.005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8.997cm" svg:height="1.5cm" svg:x="2.999cm" svg:y="19.005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499cm" svg:y="19.00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2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2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2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7T10:39:25.735000000</meta:creation-date>
    <meta:editing-duration>PT22H59M48S</meta:editing-duration>
    <meta:editing-cycles>51</meta:editing-cycles>
    <meta:generator>LibreOffice/6.3.5.2$Windows_X86_64 LibreOffice_project/dd0751754f11728f69b42ee2af66670068624673</meta:generator>
    <dc:title>Alizarin</dc:title>
    <dc:date>2020-08-30T11:13:41.222000000</dc:date>
    <meta:document-statistic meta:object-count="96"/>
  </office:meta>
</office:document-meta>
</file>